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7587a7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7587a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592e49" officeooo:paragraph-rsid="003792e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7587a7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rsid="007a1cce" officeooo:paragraph-rsid="007a1cce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a1cce" officeooo:paragraph-rsid="007a1cce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a6fd8" officeooo:paragraph-rsid="007a6fd8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a6fd8" officeooo:paragraph-rsid="0083784e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16904" officeooo:paragraph-rsid="0083784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3784e" officeooo:paragraph-rsid="0083784e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82d858" officeooo:paragraph-rsid="0082d85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82d858" officeooo:paragraph-rsid="0082d85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83784e" officeooo:paragraph-rsid="0083784e" style:font-size-asian="12pt" style:font-weight-asian="bold" style:font-size-complex="12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83784e" officeooo:paragraph-rsid="0083784e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83784e" officeooo:paragraph-rsid="0083784e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a6fd8" officeooo:paragraph-rsid="007a6fd8" style:font-size-asian="12pt" style:font-weight-asian="bold" style:font-size-complex="12pt" style:font-weight-complex="bold"/>
    </style:style>
    <style:style style:name="T1" style:family="text">
      <style:text-properties officeooo:rsid="0035db3e"/>
    </style:style>
    <style:style style:name="T2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eb78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389d6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7509af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c8c6e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7a1cce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803077" style:font-size-asian="12pt" style:font-weight-asian="bold" style:font-size-complex="12pt" style:font-weight-complex="bold"/>
    </style:style>
    <style:style style:name="T12" style:family="text">
      <style:text-properties officeooo:rsid="007c2104"/>
    </style:style>
    <style:style style:name="T13" style:family="text">
      <style:text-properties officeooo:rsid="007dd9dd"/>
    </style:style>
    <style:style style:name="T14" style:family="text">
      <style:text-properties officeooo:rsid="007e66e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7e66e7" style:font-weight-asian="bold" style:font-weight-complex="bold"/>
    </style:style>
    <style:style style:name="T17" style:family="text">
      <style:text-properties fo:font-weight="bold" officeooo:rsid="005c8c6e" style:font-weight-asian="bold" style:font-weight-complex="bold"/>
    </style:style>
    <style:style style:name="T18" style:family="text">
      <style:text-properties officeooo:rsid="008034e5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83784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3">5</text:span><text:span text:style-name="T4">0</text:span><text:span text:style-name="T5">1</text:span><text:span text:style-name="T6"> - </text:span><text:span text:style-name="T7">A/G</text:span><text:span text:style-name="T8"> - </text:span><text:span text:style-name="T10">MMS (Mast Mounted Sight)</text:span></text:p>
      <text:p text:style-name="P3"/>
      <text:p text:style-name="P5"><text:span text:style-name="T9">M</text:span><text:span text:style-name="T2">MS use</text:span><text:span text:style-name="T11"> -- WIP</text:span></text:p>
      <text:list xml:id="list3109448800" text:style-name="L1">
        <text:list-item>
          <text:p text:style-name="P6"><text:span text:style-name="T17">M</text:span><text:span text:style-name="T15">MS Mode</text:span> knob ... <text:span text:style-name="T15">PREPT</text:span> or <text:span text:style-name="T15">FWD</text:span> (CPG instrument panel lower left)</text:p>
        </text:list-item>
        <text:list-item>
          <text:p text:style-name="P6">Select <text:span text:style-name="T15">MMS</text:span> page ... press <text:span text:style-name="T15">MMS</text:span> OSB (CPG MFD)</text:p>
        </text:list-item>
        <text:list-item>
          <text:p text:style-name="P6">When initially powered up, will show <text:span text:style-name="T15">TIS HOT</text:span> at bottom of MFD until TIS cools down.</text:p>
        </text:list-item>
        <text:list-item>
          <text:p text:style-name="P6">Press Manual/Slave button (C<text:span text:style-name="T12">ollective</text:span> <text:span text:style-name="T13">Ministick</text:span> press) to toggle manual (slew with <text:span text:style-name="T13">Ministick</text:span>) or slaved to target or other point.</text:p>
          <text:list>
            <text:list-item>
              <text:p text:style-name="P7">If in FWD mode, Manual/Slave will toggle between manual slewing and pointed forward.</text:p>
            </text:list-item>
            <text:list-item>
              <text:p text:style-name="P7">If in PREPT mode, Manual/Slave will toggle between manual slewing and pointed at target or other point.</text:p>
            </text:list-item>
          </text:list>
        </text:list-item>
        <text:list-item>
          <text:p text:style-name="P16">Change pre-set laser codes:</text:p>
          <text:list>
            <text:list-item>
              <text:p text:style-name="P7">Press CODE LIST button (CPG instrument panel upper left, next to MFD) to toggle LASER CODES page.</text:p>
            </text:list-item>
            <text:list-item>
              <text:p text:style-name="P7">Press OSB next to code you want to change.</text:p>
            </text:list-item>
            <text:list-item>
              <text:p text:style-name="P7">On keyboard (center console), press CLR, then enter new code, then ENTER.</text:p>
            </text:list-item>
            <text:list-item>
              <text:p text:style-name="P7">Press CODE LIST button again to return to previous MFD page.</text:p>
            </text:list-item>
          </text:list>
        </text:list-item>
        <text:list-item>
          <text:p text:style-name="P7">Arm laser with switch left of MFD.</text:p>
        </text:list-item>
        <text:list-item>
          <text:p text:style-name="P7">Change MFD brightness/contrast with rocker switches left of MFD. <text:s/>Switches under the rockers control whether they are automatically controlled.</text:p>
        </text:list-item>
        <text:list-item>
          <text:p text:style-name="P16">Switches under CPG MFD:</text:p>
          <text:list>
            <text:list-item>
              <text:p text:style-name="P8">ALFGL ..<text:span text:style-name="T20">. </text:span>not functional<text:span text:style-name="T20"> (Automatic Low Frequency Gain Limiting)</text:span></text:p>
            </text:list-item>
            <text:list-item>
              <text:p text:style-name="P7">WPN/ASE ... Selects WPN or ASE pages<text:span text:style-name="T13"> on MFD</text:span><text:span text:style-name="T20">. <text:s/>Press WPN repeatedly to cycle main WEAPONS PAGE, left pylon Sparse Weapon Page, and right pylon Sparse Weapon Page.</text:span></text:p>
            </text:list-item>
            <text:list-item>
              <text:p text:style-name="P7">IDM/INIT ... Selects IDM <text:span text:style-name="T20">(not functional) </text:span>or Initial pages<text:span text:style-name="T13"> on MFD</text:span></text:p>
            </text:list-item>
            <text:list-item>
              <text:p text:style-name="P7">L2MUM ... <text:span text:style-name="T20">not functional</text:span></text:p>
            </text:list-item>
            <text:list-item>
              <text:p text:style-name="P7">TIS INTEG ... not functional</text:p>
            </text:list-item>
            <text:list-item>
              <text:p text:style-name="P7">LMC ... <text:span text:style-name="T20">(</text:span>Linear Motion Compensator<text:span text:style-name="T20">) T</text:span>urns on automatic ground locking/stabilization<text:span text:style-name="T18"> with laser range</text:span>??</text:p>
            </text:list-item>
            <text:list-item>
              <text:p text:style-name="P7">ALE ... Automatic Leveling, not functional</text:p>
            </text:list-item>
          </text:list>
        </text:list-item>
        <text:list-item>
          <text:p text:style-name="P7">Select Ranging-only mode or Designating with a laser code: Press L1 OSB to cycle RNG, then through all the laser codes, and back to RNG.</text:p>
        </text:list-item>
        <text:list-item>
          <text:p text:style-name="P16">Store a target:</text:p>
          <text:list>
            <text:list-item>
              <text:p text:style-name="P7">Lase target to get range?? <text:s/>Not sure if you have to do that first...</text:p>
            </text:list-item>
            <text:list-item>
              <text:p text:style-name="P7">Press "Target Designate/Locate Function" button, bottom of MFD should say TGT LOC.</text:p>
            </text:list-item>
            <text:list-item>
              <text:p text:style-name="P7">Lase target continuously for about 5 seconds.</text:p>
            </text:list-item>
            <text:list-item>
              <text:p text:style-name="P7">Press L4 to STORE or L5 to REJECT target. <text:s/>Targets are stored in target points in reverse order (starting at 99T) to avoid overwriting pre-planned points.</text:p>
            </text:list-item>
            <text:list-item>
              <text:p text:style-name="P7">See stored targets with HSD OSB &gt; NAV SETUP OSB &gt; TGT LIST OSB, then use PREV PAGE/NEXT PAGE OSBs.</text:p>
            </text:list-item>
          </text:list>
        </text:list-item>
        <text:list-item>
          <text:p text:style-name="P7">Offset lasing/designation:</text:p>
          <text:list>
            <text:list-item>
              <text:p text:style-name="P7"><text:span text:style-name="T15">Point track button</text:span><text:span text:style-name="T14"> (</text:span><text:span text:style-name="T16">Collective Middle Hat right</text:span><text:span text:style-name="T14">)</text:span>, then <text:span text:style-name="T15">point track button</text:span> again. <text:s/>Now slew will move a small cross hair independently around the screen. <text:s/><text:span text:style-name="T15">Point track button</text:span> again to jump the MMS to the new target. <text:s/><text:span text:style-name="T15">Point track button</text:span> again to jump the MMS back to the original target.</text:p>
            </text:list-item>
          </text:list>
        </text:list-item>
        <text:list-item>
          <text:p text:style-name="P7">Area track and automatically lock targets:</text:p>
          <text:list>
            <text:list-item>
              <text:p text:style-name="P7">Press Area Track button to ground stabilize. <text:s/>Put crosshairs near ground target. <text:s/>Area Track button again to get movable diamond cursor?? <text:s/>Move cursor over target to automatically lock it?? <text:s/>Once locked, press Point Track button to jump MMS to that target.</text:p>
            </text:list-item>
          </text:list>
        </text:list-item>
        <text:list-item>
          <text:p text:style-name="P11">Tested max laser range is just over 27,000 m!</text:p>
        </text:list-item>
        <text:list-item>
          <text:p text:style-name="P15">Get target grid location: -- WIP needs verification</text:p>
          <text:list>
            <text:list-item>
              <text:p text:style-name="P10">Point MMS at target.</text:p>
            </text:list-item>
            <text:list-item>
              <text:p text:style-name="P10">Press Target Designate/Locate button (Collective Trim Hat down).</text:p>
            </text:list-item>
            <text:list-item>
              <text:p text:style-name="P10">Lase target (maybe for several seconds??)</text:p>
            </text:list-item>
            <text:list-item>
              <text:p text:style-name="P10">Target grid location shown in lower left of MFD. <text:s/>STORE and REJECT OSBs give options to store the target as a target point (nnT) or exit Target Location mode.</text:p>
            </text:list-item>
          </text:list>
        </text:list-item>
      </text:list>
      <text:p text:style-name="P12"><text:span text:style-name="T19"/></text:p>
      <text:p text:style-name="P13">Prepoint mode</text:p>
      <text:list xml:id="list251832319" text:style-name="L2">
        <text:list-item>
          <text:p text:style-name="P14"><text:span text:style-name="T19">MMS Mode knob ... PREPT (instrument panel lower left, above Copilot's left knee)</text:span></text:p>
        </text:list-item>
        <text:list-item>
          <text:p text:style-name="P9"><text:span text:style-name="T19">Press </text:span><text:span text:style-name="T15">Manual/Slave toggle</text:span><text:span text:style-name="T19"> (</text:span><text:span text:style-name="T15">Collective Ministick press</text:span><text:span text:style-name="T19">) to slave MMS </text:span><text:span text:style-name="T20">to</text:span><text:span text:style-name="T19"> the prepoint waypoint.</text:span></text:p>
        </text:list-item>
        <text:list-item>
          <text:p text:style-name="P14"><text:span text:style-name="T19">Prepoint location is shown on Copilot's MMS PAGE as a dashed crosshair. <text:s/>(Does not show on Pilot's MMS PAGE.)</text:span></text:p>
        </text:list-item>
        <text:list-item>
          <text:p text:style-name="P14"><text:span text:style-name="T19">PPT OSB (R2 OSB) shows currently selected prepoint. <text:s/>If blank, no point is selected.</text:span></text:p>
        </text:list-item>
        <text:list-item>
          <text:p text:style-name="P14"><text:span text:style-name="T19">Prepoints can be waypoints (nnW), targets (nnT), or control points (nnC).</text:span></text:p>
        </text:list-item>
        <text:list-item>
          <text:p text:style-name="P14"><text:span text:style-name="T19">To select a point, press PPT OSB to bring up PPT list. <text:s/>Within 5 seconds, begin entering a waypoint, target, or control point ID on the keyboard, then press ENTER.</text:span></text:p>
        </text:list-item>
        <text:list-item>
          <text:p text:style-name="P14"><text:span text:style-name="T19">Press PPT OSB to cycle down through the list.</text:span></text:p>
        </text:list-item>
        <text:list-item>
          <text:p text:style-name="P14"><text:span text:style-name="T19">When a PPT is boxed in the list, either wait 5 seconds for the list to close, or close it by pressing the MMS OSB (B3 OSB).</text:span></text:p>
        </text:list-item>
      </text:list>
      <text:p text:style-name="P13"><text:span text:style-name="T1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9T00:05:23.536000000</dc:date>
    <meta:editing-duration>PT22H5M25S</meta:editing-duration>
    <meta:editing-cycles>91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5" meta:word-count="728" meta:character-count="4072" meta:non-whitespace-character-count="3430"/>
  </office:meta>
</office:document-meta>
</file>